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ousehol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VLOOKUP([.A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nome</text:p>
          </table:table-cell>
          <table:table-cell table:formula="of:=[.B1]&amp;[.C1]&amp;&quot;');&quot;" office:value-type="string" office:string-value="$table-&gt;string('nome');" calcext:value-type="string">
            <text:p>$table-&gt;string('nome');</text:p>
          </table:table-cell>
          <table:table-cell table:number-columns-repeated="2"/>
          <table:table-cell table:formula="of:=&quot;'&quot;&amp;[.C1]&amp;&quot;',&quot;" office:value-type="string" office:string-value="'nome'," calcext:value-type="string">
            <text:p>'nome',</text:p>
          </table:table-cell>
          <table:table-cell office:value-type="float" office:value="1" calcext:value-type="float">
            <text:p>1</text:p>
          </table:table-cell>
          <table:table-cell table:formula="of:=&quot;'&quot;&amp;[.C1]&amp;&quot;' &quot;&amp;VLOOKUP([.H1];[$Planilha5.$A$1:.$B$21];2; )" office:value-type="string" office:string-value="'nome'  =&gt; $faker-&gt;name," calcext:value-type="string">
            <text:p>'nome' <text:s/>=&gt; $faker-&gt;name,</text:p>
          </table:table-cell>
          <table:table-cell/>
          <table:table-cell table:formula="of:=&quot;&lt;p&gt;&lt;span class='titulo_campo'&gt;&quot;&amp;PROPER([.C1])&amp;&quot;: &lt;/span&gt;{{ $householder-&gt;&quot;&amp;[.C1]&amp;&quot; }}&lt;/p&gt;&quot;" office:value-type="string" office:string-value="&lt;p&gt;&lt;span class='titulo_campo'&gt;Nome: &lt;/span&gt;{{ $householder-&gt;nome }}&lt;/p&gt;" calcext:value-type="string">
            <text:p>&lt;p&gt;&lt;span class='titulo_campo'&gt;Nome: &lt;/span&gt;{{ $householder-&gt;nome }}&lt;/p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2];[$Planilha2.$A$1:.$C$11];3; )" office:value-type="string" office:string-value="$table-&gt;date('" calcext:value-type="string">
            <text:p>$table-&gt;date('</text:p>
          </table:table-cell>
          <table:table-cell office:value-type="string" calcext:value-type="string">
            <text:p>nascimento</text:p>
          </table:table-cell>
          <table:table-cell table:formula="of:=[.B2]&amp;[.C2]&amp;&quot;');&quot;" office:value-type="string" office:string-value="$table-&gt;date('nascimento');" calcext:value-type="string">
            <text:p>$table-&gt;date('nascimento');</text:p>
          </table:table-cell>
          <table:table-cell table:number-columns-repeated="2"/>
          <table:table-cell table:formula="of:=&quot;'&quot;&amp;[.C2]&amp;&quot;',&quot;" office:value-type="string" office:string-value="'nascimento'," calcext:value-type="string">
            <text:p>'nascimento',</text:p>
          </table:table-cell>
          <table:table-cell office:value-type="float" office:value="2" calcext:value-type="float">
            <text:p>2</text:p>
          </table:table-cell>
          <table:table-cell table:formula="of:=&quot;'&quot;&amp;[.C2]&amp;&quot;' &quot;&amp;VLOOKUP([.H2];[$Planilha5.$A$1:.$B$21];2; )" office:value-type="string" office:string-value="'nascimento'  =&gt; $faker- &gt;date(‘Y-m-d’,’now’)," calcext:value-type="string">
            <text:p>'nascimento' <text:s/>=&gt; $faker- &gt;date(‘Y-m-d’,’now’),</text:p>
          </table:table-cell>
          <table:table-cell/>
          <table:table-cell table:formula="of:=&quot;&lt;p&gt;&lt;span class='titulo_campo'&gt;&quot;&amp;PROPER([.C2])&amp;&quot;: &lt;/span&gt;{{ $householder-&gt;&quot;&amp;[.C2]&amp;&quot; }}&lt;/p&gt;&quot;" office:value-type="string" office:string-value="&lt;p&gt;&lt;span class='titulo_campo'&gt;Nascimento: &lt;/span&gt;{{ $householder-&gt;nascimento }}&lt;/p&gt;" calcext:value-type="string">
            <text:p>&lt;p&gt;&lt;span class='titulo_campo'&gt;Nascimento: &lt;/span&gt;{{ $householder-&gt;nascimento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rg</text:p>
          </table:table-cell>
          <table:table-cell table:formula="of:=[.B3]&amp;[.C3]&amp;&quot;');&quot;" office:value-type="string" office:string-value="$table-&gt;string('rg');" calcext:value-type="string">
            <text:p>$table-&gt;string('rg');</text:p>
          </table:table-cell>
          <table:table-cell table:number-columns-repeated="2"/>
          <table:table-cell table:formula="of:=&quot;'&quot;&amp;[.C3]&amp;&quot;',&quot;" office:value-type="string" office:string-value="'rg'," calcext:value-type="string">
            <text:p>'rg',</text:p>
          </table:table-cell>
          <table:table-cell office:value-type="float" office:value="3" calcext:value-type="float">
            <text:p>3</text:p>
          </table:table-cell>
          <table:table-cell table:formula="of:=&quot;'&quot;&amp;[.C3]&amp;&quot;' &quot;&amp;VLOOKUP([.H3];[$Planilha5.$A$1:.$B$21];2; )" office:value-type="string" office:string-value="'rg'  =&gt; $faker- &gt;randomNumber(11)," calcext:value-type="string">
            <text:p>'rg' <text:s/>=&gt; $faker- &gt;randomNumber(11),</text:p>
          </table:table-cell>
          <table:table-cell/>
          <table:table-cell table:formula="of:=&quot;&lt;p&gt;&lt;span class='titulo_campo'&gt;&quot;&amp;PROPER([.C3])&amp;&quot;: &lt;/span&gt;{{ $householder-&gt;&quot;&amp;[.C3]&amp;&quot; }}&lt;/p&gt;&quot;" office:value-type="string" office:string-value="&lt;p&gt;&lt;span class='titulo_campo'&gt;Rg: &lt;/span&gt;{{ $householder-&gt;rg }}&lt;/p&gt;" calcext:value-type="string">
            <text:p>&lt;p&gt;&lt;span class='titulo_campo'&gt;Rg: &lt;/span&gt;{{ $householder-&gt;rg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pf</text:p>
          </table:table-cell>
          <table:table-cell table:formula="of:=[.B4]&amp;[.C4]&amp;&quot;');&quot;" office:value-type="string" office:string-value="$table-&gt;string('cpf');" calcext:value-type="string">
            <text:p>$table-&gt;string('cpf');</text:p>
          </table:table-cell>
          <table:table-cell table:number-columns-repeated="2"/>
          <table:table-cell table:formula="of:=&quot;'&quot;&amp;[.C4]&amp;&quot;',&quot;" office:value-type="string" office:string-value="'cpf'," calcext:value-type="string">
            <text:p>'cpf',</text:p>
          </table:table-cell>
          <table:table-cell office:value-type="float" office:value="3" calcext:value-type="float">
            <text:p>3</text:p>
          </table:table-cell>
          <table:table-cell table:formula="of:=&quot;'&quot;&amp;[.C4]&amp;&quot;' &quot;&amp;VLOOKUP([.H4];[$Planilha5.$A$1:.$B$21];2; )" office:value-type="string" office:string-value="'cpf'  =&gt; $faker- &gt;randomNumber(11)," calcext:value-type="string">
            <text:p>'cpf' <text:s/>=&gt; $faker- &gt;randomNumber(11),</text:p>
          </table:table-cell>
          <table:table-cell/>
          <table:table-cell table:formula="of:=&quot;&lt;p&gt;&lt;span class='titulo_campo'&gt;&quot;&amp;PROPER([.C4])&amp;&quot;: &lt;/span&gt;{{ $householder-&gt;&quot;&amp;[.C4]&amp;&quot; }}&lt;/p&gt;&quot;" office:value-type="string" office:string-value="&lt;p&gt;&lt;span class='titulo_campo'&gt;Cpf: &lt;/span&gt;{{ $householder-&gt;cpf }}&lt;/p&gt;" calcext:value-type="string">
            <text:p>&lt;p&gt;&lt;span class='titulo_campo'&gt;Cpf: &lt;/span&gt;{{ $householder-&gt;cpf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scolaridade</text:p>
          </table:table-cell>
          <table:table-cell table:formula="of:=[.B5]&amp;[.C5]&amp;&quot;');&quot;" office:value-type="string" office:string-value="$table-&gt;string('escolaridade');" calcext:value-type="string">
            <text:p>$table-&gt;string('escolaridade');</text:p>
          </table:table-cell>
          <table:table-cell table:number-columns-repeated="2"/>
          <table:table-cell table:formula="of:=&quot;'&quot;&amp;[.C5]&amp;&quot;',&quot;" office:value-type="string" office:string-value="'escolaridade'," calcext:value-type="string">
            <text:p>'escolaridade',</text:p>
          </table:table-cell>
          <table:table-cell office:value-type="float" office:value="4" calcext:value-type="float">
            <text:p>4</text:p>
          </table:table-cell>
          <table:table-cell table:formula="of:=&quot;'&quot;&amp;[.C5]&amp;&quot;' &quot;&amp;VLOOKUP([.H5];[$Planilha5.$A$1:.$B$21];2; )" office:value-type="string" office:string-value="'escolaridade'  =&gt; $faker- &gt;randomElement(array(‘Fundamental’,’Medio’,’Superior’,’Especialização’))," calcext:value-type="string">
            <text:p>'escolaridade' <text:s/>=&gt; $faker- &gt;randomElement(array(‘Fundamental’,’Medio’,’Superior’,’Especialização’)),</text:p>
          </table:table-cell>
          <table:table-cell/>
          <table:table-cell table:formula="of:=&quot;&lt;p&gt;&lt;span class='titulo_campo'&gt;&quot;&amp;PROPER([.C5])&amp;&quot;: &lt;/span&gt;{{ $householder-&gt;&quot;&amp;[.C5]&amp;&quot; }}&lt;/p&gt;&quot;" office:value-type="string" office:string-value="&lt;p&gt;&lt;span class='titulo_campo'&gt;Escolaridade: &lt;/span&gt;{{ $householder-&gt;escolaridade }}&lt;/p&gt;" calcext:value-type="string">
            <text:p>&lt;p&gt;&lt;span class='titulo_campo'&gt;Escolaridade: &lt;/span&gt;{{ $householder-&gt;escolaridade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fissao</text:p>
          </table:table-cell>
          <table:table-cell table:formula="of:=[.B6]&amp;[.C6]&amp;&quot;');&quot;" office:value-type="string" office:string-value="$table-&gt;string('profissao');" calcext:value-type="string">
            <text:p>$table-&gt;string('profissao');</text:p>
          </table:table-cell>
          <table:table-cell table:number-columns-repeated="2"/>
          <table:table-cell table:formula="of:=&quot;'&quot;&amp;[.C6]&amp;&quot;',&quot;" office:value-type="string" office:string-value="'profissao'," calcext:value-type="string">
            <text:p>'profissao',</text:p>
          </table:table-cell>
          <table:table-cell office:value-type="float" office:value="5" calcext:value-type="float">
            <text:p>5</text:p>
          </table:table-cell>
          <table:table-cell table:formula="of:=&quot;'&quot;&amp;[.C6]&amp;&quot;' &quot;&amp;VLOOKUP([.H6];[$Planilha5.$A$1:.$B$21];2; )" office:value-type="string" office:string-value="'profissao'  =&gt; $faker- &gt;word," calcext:value-type="string">
            <text:p>'profissao' <text:s/>=&gt; $faker- &gt;word,</text:p>
          </table:table-cell>
          <table:table-cell/>
          <table:table-cell table:formula="of:=&quot;&lt;p&gt;&lt;span class='titulo_campo'&gt;&quot;&amp;PROPER([.C6])&amp;&quot;: &lt;/span&gt;{{ $householder-&gt;&quot;&amp;[.C6]&amp;&quot; }}&lt;/p&gt;&quot;" office:value-type="string" office:string-value="&lt;p&gt;&lt;span class='titulo_campo'&gt;Profissao: &lt;/span&gt;{{ $householder-&gt;profissao }}&lt;/p&gt;" calcext:value-type="string">
            <text:p>&lt;p&gt;&lt;span class='titulo_campo'&gt;Profissao: &lt;/span&gt;{{ $householder-&gt;profissao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onjuge</text:p>
          </table:table-cell>
          <table:table-cell table:formula="of:=[.B7]&amp;[.C7]&amp;&quot;');&quot;" office:value-type="string" office:string-value="$table-&gt;string('conjuge');" calcext:value-type="string">
            <text:p>$table-&gt;string('conjuge');</text:p>
          </table:table-cell>
          <table:table-cell table:number-columns-repeated="2"/>
          <table:table-cell table:formula="of:=&quot;'&quot;&amp;[.C7]&amp;&quot;',&quot;" office:value-type="string" office:string-value="'conjuge'," calcext:value-type="string">
            <text:p>'conjuge',</text:p>
          </table:table-cell>
          <table:table-cell office:value-type="float" office:value="1" calcext:value-type="float">
            <text:p>1</text:p>
          </table:table-cell>
          <table:table-cell table:formula="of:=&quot;'&quot;&amp;[.C7]&amp;&quot;' &quot;&amp;VLOOKUP([.H7];[$Planilha5.$A$1:.$B$21];2; )" office:value-type="string" office:string-value="'conjuge'  =&gt; $faker-&gt;name," calcext:value-type="string">
            <text:p>'conjuge' <text:s/>=&gt; $faker-&gt;name,</text:p>
          </table:table-cell>
          <table:table-cell/>
          <table:table-cell table:formula="of:=&quot;&lt;p&gt;&lt;span class='titulo_campo'&gt;&quot;&amp;PROPER([.C7])&amp;&quot;: &lt;/span&gt;{{ $householder-&gt;&quot;&amp;[.C7]&amp;&quot; }}&lt;/p&gt;&quot;" office:value-type="string" office:string-value="&lt;p&gt;&lt;span class='titulo_campo'&gt;Conjuge: &lt;/span&gt;{{ $householder-&gt;conjuge }}&lt;/p&gt;" calcext:value-type="string">
            <text:p>&lt;p&gt;&lt;span class='titulo_campo'&gt;Conjuge: &lt;/span&gt;{{ $householder-&gt;conjuge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ai</text:p>
          </table:table-cell>
          <table:table-cell table:formula="of:=[.B8]&amp;[.C8]&amp;&quot;');&quot;" office:value-type="string" office:string-value="$table-&gt;string('pai');" calcext:value-type="string">
            <text:p>$table-&gt;string('pai');</text:p>
          </table:table-cell>
          <table:table-cell table:number-columns-repeated="2"/>
          <table:table-cell table:formula="of:=&quot;'&quot;&amp;[.C8]&amp;&quot;',&quot;" office:value-type="string" office:string-value="'pai'," calcext:value-type="string">
            <text:p>'pai',</text:p>
          </table:table-cell>
          <table:table-cell office:value-type="float" office:value="1" calcext:value-type="float">
            <text:p>1</text:p>
          </table:table-cell>
          <table:table-cell table:formula="of:=&quot;'&quot;&amp;[.C8]&amp;&quot;' &quot;&amp;VLOOKUP([.H8];[$Planilha5.$A$1:.$B$21];2; )" office:value-type="string" office:string-value="'pai'  =&gt; $faker-&gt;name," calcext:value-type="string">
            <text:p>'pai' <text:s/>=&gt; $faker-&gt;name,</text:p>
          </table:table-cell>
          <table:table-cell/>
          <table:table-cell table:formula="of:=&quot;&lt;p&gt;&lt;span class='titulo_campo'&gt;&quot;&amp;PROPER([.C8])&amp;&quot;: &lt;/span&gt;{{ $householder-&gt;&quot;&amp;[.C8]&amp;&quot; }}&lt;/p&gt;&quot;" office:value-type="string" office:string-value="&lt;p&gt;&lt;span class='titulo_campo'&gt;Pai: &lt;/span&gt;{{ $householder-&gt;pai }}&lt;/p&gt;" calcext:value-type="string">
            <text:p>&lt;p&gt;&lt;span class='titulo_campo'&gt;Pai: &lt;/span&gt;{{ $householder-&gt;pai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e</text:p>
          </table:table-cell>
          <table:table-cell table:formula="of:=[.B9]&amp;[.C9]&amp;&quot;');&quot;" office:value-type="string" office:string-value="$table-&gt;string('mae');" calcext:value-type="string">
            <text:p>$table-&gt;string('mae');</text:p>
          </table:table-cell>
          <table:table-cell table:number-columns-repeated="2"/>
          <table:table-cell table:formula="of:=&quot;'&quot;&amp;[.C9]&amp;&quot;',&quot;" office:value-type="string" office:string-value="'mae'," calcext:value-type="string">
            <text:p>'mae',</text:p>
          </table:table-cell>
          <table:table-cell office:value-type="float" office:value="1" calcext:value-type="float">
            <text:p>1</text:p>
          </table:table-cell>
          <table:table-cell table:formula="of:=&quot;'&quot;&amp;[.C9]&amp;&quot;' &quot;&amp;VLOOKUP([.H9];[$Planilha5.$A$1:.$B$21];2; )" office:value-type="string" office:string-value="'mae'  =&gt; $faker-&gt;name," calcext:value-type="string">
            <text:p>'mae' <text:s/>=&gt; $faker-&gt;name,</text:p>
          </table:table-cell>
          <table:table-cell/>
          <table:table-cell table:formula="of:=&quot;&lt;p&gt;&lt;span class='titulo_campo'&gt;&quot;&amp;PROPER([.C9])&amp;&quot;: &lt;/span&gt;{{ $householder-&gt;&quot;&amp;[.C9]&amp;&quot; }}&lt;/p&gt;&quot;" office:value-type="string" office:string-value="&lt;p&gt;&lt;span class='titulo_campo'&gt;Mae: &lt;/span&gt;{{ $householder-&gt;mae }}&lt;/p&gt;" calcext:value-type="string">
            <text:p>&lt;p&gt;&lt;span class='titulo_campo'&gt;Mae: &lt;/span&gt;{{ $householder-&gt;mae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</text:p>
          </table:table-cell>
          <table:table-cell table:formula="of:=[.B10]&amp;[.C10]&amp;&quot;');&quot;" office:value-type="string" office:string-value="$table-&gt;string('endereco');" calcext:value-type="string">
            <text:p>$table-&gt;string('endereco');</text:p>
          </table:table-cell>
          <table:table-cell table:number-columns-repeated="2"/>
          <table:table-cell table:formula="of:=&quot;'&quot;&amp;[.C10]&amp;&quot;',&quot;" office:value-type="string" office:string-value="'endereco'," calcext:value-type="string">
            <text:p>'endereco',</text:p>
          </table:table-cell>
          <table:table-cell office:value-type="float" office:value="6" calcext:value-type="float">
            <text:p>6</text:p>
          </table:table-cell>
          <table:table-cell table:formula="of:=&quot;'&quot;&amp;[.C10]&amp;&quot;' &quot;&amp;VLOOKUP([.H10];[$Planilha5.$A$1:.$B$21];2; )" office:value-type="string" office:string-value="'endereco'  =&gt; $faker- &gt;streetName," calcext:value-type="string">
            <text:p>'endereco' <text:s/>=&gt; $faker- &gt;streetName,</text:p>
          </table:table-cell>
          <table:table-cell/>
          <table:table-cell table:formula="of:=&quot;&lt;p&gt;&lt;span class='titulo_campo'&gt;&quot;&amp;PROPER([.C10])&amp;&quot;: &lt;/span&gt;{{ $householder-&gt;&quot;&amp;[.C10]&amp;&quot; }}&lt;/p&gt;&quot;" office:value-type="string" office:string-value="&lt;p&gt;&lt;span class='titulo_campo'&gt;Endereco: &lt;/span&gt;{{ $householder-&gt;endereco }}&lt;/p&gt;" calcext:value-type="string">
            <text:p>&lt;p&gt;&lt;span class='titulo_campo'&gt;Endereco: &lt;/span&gt;{{ $householder-&gt;endereco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_num</text:p>
          </table:table-cell>
          <table:table-cell table:formula="of:=[.B11]&amp;[.C11]&amp;&quot;');&quot;" office:value-type="string" office:string-value="$table-&gt;string('endereco_num');" calcext:value-type="string">
            <text:p>$table-&gt;string('endereco_num');</text:p>
          </table:table-cell>
          <table:table-cell table:number-columns-repeated="2"/>
          <table:table-cell table:formula="of:=&quot;'&quot;&amp;[.C11]&amp;&quot;',&quot;" office:value-type="string" office:string-value="'endereco_num'," calcext:value-type="string">
            <text:p>'endereco_num',</text:p>
          </table:table-cell>
          <table:table-cell office:value-type="float" office:value="7" calcext:value-type="float">
            <text:p>7</text:p>
          </table:table-cell>
          <table:table-cell table:formula="of:=&quot;'&quot;&amp;[.C11]&amp;&quot;' &quot;&amp;VLOOKUP([.H11];[$Planilha5.$A$1:.$B$21];2; )" office:value-type="string" office:string-value="'endereco_num'  =&gt; $faker- &gt;buildingNumber," calcext:value-type="string">
            <text:p>'endereco_num' <text:s/>=&gt; $faker- &gt;buildingNumber,</text:p>
          </table:table-cell>
          <table:table-cell/>
          <table:table-cell table:formula="of:=&quot;&lt;p&gt;&lt;span class='titulo_campo'&gt;&quot;&amp;PROPER([.C11])&amp;&quot;: &lt;/span&gt;{{ $householder-&gt;&quot;&amp;[.C11]&amp;&quot; }}&lt;/p&gt;&quot;" office:value-type="string" office:string-value="&lt;p&gt;&lt;span class='titulo_campo'&gt;Endereco_Num: &lt;/span&gt;{{ $householder-&gt;endereco_num }}&lt;/p&gt;" calcext:value-type="string">
            <text:p>&lt;p&gt;&lt;span class='titulo_campo'&gt;Endereco_Num: &lt;/span&gt;{{ $householder-&gt;endereco_num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2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_complemento</text:p>
          </table:table-cell>
          <table:table-cell table:formula="of:=[.B12]&amp;[.C12]&amp;&quot;');&quot;" office:value-type="string" office:string-value="$table-&gt;string('endereco_complemento');" calcext:value-type="string">
            <text:p>$table-&gt;string('endereco_complemento');</text:p>
          </table:table-cell>
          <table:table-cell table:number-columns-repeated="2"/>
          <table:table-cell table:formula="of:=&quot;'&quot;&amp;[.C12]&amp;&quot;',&quot;" office:value-type="string" office:string-value="'endereco_complemento'," calcext:value-type="string">
            <text:p>'endereco_complemento',</text:p>
          </table:table-cell>
          <table:table-cell office:value-type="float" office:value="8" calcext:value-type="float">
            <text:p>8</text:p>
          </table:table-cell>
          <table:table-cell table:formula="of:=&quot;'&quot;&amp;[.C12]&amp;&quot;' &quot;&amp;VLOOKUP([.H12];[$Planilha5.$A$1:.$B$21];2; )" office:value-type="string" office:string-value="'endereco_complemento'  =&gt; $faker- &gt;streetSuffix," calcext:value-type="string">
            <text:p>'endereco_complemento' <text:s/>=&gt; $faker- &gt;streetSuffix,</text:p>
          </table:table-cell>
          <table:table-cell/>
          <table:table-cell table:formula="of:=&quot;&lt;p&gt;&lt;span class='titulo_campo'&gt;&quot;&amp;PROPER([.C12])&amp;&quot;: &lt;/span&gt;{{ $householder-&gt;&quot;&amp;[.C12]&amp;&quot; }}&lt;/p&gt;&quot;" office:value-type="string" office:string-value="&lt;p&gt;&lt;span class='titulo_campo'&gt;Endereco_Complemento: &lt;/span&gt;{{ $householder-&gt;endereco_complemento }}&lt;/p&gt;" calcext:value-type="string">
            <text:p>&lt;p&gt;&lt;span class='titulo_campo'&gt;Endereco_Complemento: &lt;/span&gt;{{ $householder-&gt;endereco_complemento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airro</text:p>
          </table:table-cell>
          <table:table-cell table:formula="of:=[.B13]&amp;[.C13]&amp;&quot;');&quot;" office:value-type="string" office:string-value="$table-&gt;string('bairro');" calcext:value-type="string">
            <text:p>$table-&gt;string('bairro');</text:p>
          </table:table-cell>
          <table:table-cell table:number-columns-repeated="2"/>
          <table:table-cell table:formula="of:=&quot;'&quot;&amp;[.C13]&amp;&quot;',&quot;" office:value-type="string" office:string-value="'bairro'," calcext:value-type="string">
            <text:p>'bairro',</text:p>
          </table:table-cell>
          <table:table-cell office:value-type="float" office:value="9" calcext:value-type="float">
            <text:p>9</text:p>
          </table:table-cell>
          <table:table-cell table:formula="of:=&quot;'&quot;&amp;[.C13]&amp;&quot;' &quot;&amp;VLOOKUP([.H13];[$Planilha5.$A$1:.$B$21];2; )" office:value-type="string" office:string-value="'bairro'  =&gt; $faker- &gt;secondaryAddress," calcext:value-type="string">
            <text:p>'bairro' <text:s/>=&gt; $faker- &gt;secondaryAddress,</text:p>
          </table:table-cell>
          <table:table-cell/>
          <table:table-cell table:formula="of:=&quot;&lt;p&gt;&lt;span class='titulo_campo'&gt;&quot;&amp;PROPER([.C13])&amp;&quot;: &lt;/span&gt;{{ $householder-&gt;&quot;&amp;[.C13]&amp;&quot; }}&lt;/p&gt;&quot;" office:value-type="string" office:string-value="&lt;p&gt;&lt;span class='titulo_campo'&gt;Bairro: &lt;/span&gt;{{ $householder-&gt;bairro }}&lt;/p&gt;" calcext:value-type="string">
            <text:p>&lt;p&gt;&lt;span class='titulo_campo'&gt;Bairro: &lt;/span&gt;{{ $householder-&gt;bairro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idade</text:p>
          </table:table-cell>
          <table:table-cell table:formula="of:=[.B14]&amp;[.C14]&amp;&quot;');&quot;" office:value-type="string" office:string-value="$table-&gt;string('cidade');" calcext:value-type="string">
            <text:p>$table-&gt;string('cidade');</text:p>
          </table:table-cell>
          <table:table-cell table:number-columns-repeated="2"/>
          <table:table-cell table:formula="of:=&quot;'&quot;&amp;[.C14]&amp;&quot;',&quot;" office:value-type="string" office:string-value="'cidade'," calcext:value-type="string">
            <text:p>'cidade',</text:p>
          </table:table-cell>
          <table:table-cell office:value-type="float" office:value="10" calcext:value-type="float">
            <text:p>10</text:p>
          </table:table-cell>
          <table:table-cell table:formula="of:=&quot;'&quot;&amp;[.C14]&amp;&quot;' &quot;&amp;VLOOKUP([.H14];[$Planilha5.$A$1:.$B$21];2; )" office:value-type="string" office:string-value="'cidade'  =&gt; $faker- &gt;city," calcext:value-type="string">
            <text:p>'cidade' <text:s/>=&gt; $faker- &gt;city,</text:p>
          </table:table-cell>
          <table:table-cell/>
          <table:table-cell table:formula="of:=&quot;&lt;p&gt;&lt;span class='titulo_campo'&gt;&quot;&amp;PROPER([.C14])&amp;&quot;: &lt;/span&gt;{{ $householder-&gt;&quot;&amp;[.C14]&amp;&quot; }}&lt;/p&gt;&quot;" office:value-type="string" office:string-value="&lt;p&gt;&lt;span class='titulo_campo'&gt;Cidade: &lt;/span&gt;{{ $householder-&gt;cidade }}&lt;/p&gt;" calcext:value-type="string">
            <text:p>&lt;p&gt;&lt;span class='titulo_campo'&gt;Cidade: &lt;/span&gt;{{ $householder-&gt;cidade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ep</text:p>
          </table:table-cell>
          <table:table-cell table:formula="of:=[.B15]&amp;[.C15]&amp;&quot;');&quot;" office:value-type="string" office:string-value="$table-&gt;string('cep');" calcext:value-type="string">
            <text:p>$table-&gt;string('cep');</text:p>
          </table:table-cell>
          <table:table-cell table:number-columns-repeated="2"/>
          <table:table-cell table:formula="of:=&quot;'&quot;&amp;[.C15]&amp;&quot;',&quot;" office:value-type="string" office:string-value="'cep'," calcext:value-type="string">
            <text:p>'cep',</text:p>
          </table:table-cell>
          <table:table-cell office:value-type="float" office:value="11" calcext:value-type="float">
            <text:p>11</text:p>
          </table:table-cell>
          <table:table-cell table:formula="of:=&quot;'&quot;&amp;[.C15]&amp;&quot;' &quot;&amp;VLOOKUP([.H15];[$Planilha5.$A$1:.$B$21];2; )" office:value-type="string" office:string-value="'cep'  =&gt; $faker- &gt;postcode," calcext:value-type="string">
            <text:p>'cep' <text:s/>=&gt; $faker- &gt;postcode,</text:p>
          </table:table-cell>
          <table:table-cell/>
          <table:table-cell table:formula="of:=&quot;&lt;p&gt;&lt;span class='titulo_campo'&gt;&quot;&amp;PROPER([.C15])&amp;&quot;: &lt;/span&gt;{{ $householder-&gt;&quot;&amp;[.C15]&amp;&quot; }}&lt;/p&gt;&quot;" office:value-type="string" office:string-value="&lt;p&gt;&lt;span class='titulo_campo'&gt;Cep: &lt;/span&gt;{{ $householder-&gt;cep }}&lt;/p&gt;" calcext:value-type="string">
            <text:p>&lt;p&gt;&lt;span class='titulo_campo'&gt;Cep: &lt;/span&gt;{{ $householder-&gt;cep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uf</text:p>
          </table:table-cell>
          <table:table-cell table:formula="of:=[.B16]&amp;[.C16]&amp;&quot;');&quot;" office:value-type="string" office:string-value="$table-&gt;string('uf');" calcext:value-type="string">
            <text:p>$table-&gt;string('uf');</text:p>
          </table:table-cell>
          <table:table-cell table:number-columns-repeated="2"/>
          <table:table-cell table:formula="of:=&quot;'&quot;&amp;[.C16]&amp;&quot;',&quot;" office:value-type="string" office:string-value="'uf'," calcext:value-type="string">
            <text:p>'uf',</text:p>
          </table:table-cell>
          <table:table-cell office:value-type="float" office:value="12" calcext:value-type="float">
            <text:p>12</text:p>
          </table:table-cell>
          <table:table-cell table:formula="of:=&quot;'&quot;&amp;[.C16]&amp;&quot;' &quot;&amp;VLOOKUP([.H16];[$Planilha5.$A$1:.$B$21];2; )" office:value-type="string" office:string-value="'uf'  =&gt; $faker- &gt;stateAbbr," calcext:value-type="string">
            <text:p>'uf' <text:s/>=&gt; $faker- &gt;stateAbbr,</text:p>
          </table:table-cell>
          <table:table-cell/>
          <table:table-cell table:formula="of:=&quot;&lt;p&gt;&lt;span class='titulo_campo'&gt;&quot;&amp;PROPER([.C16])&amp;&quot;: &lt;/span&gt;{{ $householder-&gt;&quot;&amp;[.C16]&amp;&quot; }}&lt;/p&gt;&quot;" office:value-type="string" office:string-value="&lt;p&gt;&lt;span class='titulo_campo'&gt;Uf: &lt;/span&gt;{{ $householder-&gt;uf }}&lt;/p&gt;" calcext:value-type="string">
            <text:p>&lt;p&gt;&lt;span class='titulo_campo'&gt;Uf: &lt;/span&gt;{{ $householder-&gt;uf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el1</text:p>
          </table:table-cell>
          <table:table-cell table:formula="of:=[.B17]&amp;[.C17]&amp;&quot;');&quot;" office:value-type="string" office:string-value="$table-&gt;string('tel1');" calcext:value-type="string">
            <text:p>$table-&gt;string('tel1');</text:p>
          </table:table-cell>
          <table:table-cell table:number-columns-repeated="2"/>
          <table:table-cell table:formula="of:=&quot;'&quot;&amp;[.C17]&amp;&quot;',&quot;" office:value-type="string" office:string-value="'tel1'," calcext:value-type="string">
            <text:p>'tel1',</text:p>
          </table:table-cell>
          <table:table-cell office:value-type="float" office:value="13" calcext:value-type="float">
            <text:p>13</text:p>
          </table:table-cell>
          <table:table-cell table:formula="of:=&quot;'&quot;&amp;[.C17]&amp;&quot;' &quot;&amp;VLOOKUP([.H17];[$Planilha5.$A$1:.$B$21];2; )" office:value-type="string" office:string-value="'tel1'  =&gt; $faker- &gt;tollFreePhoneNumber," calcext:value-type="string">
            <text:p>'tel1' <text:s/>=&gt; $faker- &gt;tollFreePhoneNumber,</text:p>
          </table:table-cell>
          <table:table-cell/>
          <table:table-cell table:formula="of:=&quot;&lt;p&gt;&lt;span class='titulo_campo'&gt;&quot;&amp;PROPER([.C17])&amp;&quot;: &lt;/span&gt;{{ $householder-&gt;&quot;&amp;[.C17]&amp;&quot; }}&lt;/p&gt;&quot;" office:value-type="string" office:string-value="&lt;p&gt;&lt;span class='titulo_campo'&gt;Tel1: &lt;/span&gt;{{ $householder-&gt;tel1 }}&lt;/p&gt;" calcext:value-type="string">
            <text:p>&lt;p&gt;&lt;span class='titulo_campo'&gt;Tel1: &lt;/span&gt;{{ $householder-&gt;tel1 }}&lt;/p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8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el2</text:p>
          </table:table-cell>
          <table:table-cell table:formula="of:=[.B18]&amp;[.C18]&amp;&quot;');&quot;" office:value-type="string" office:string-value="$table-&gt;string('tel2');" calcext:value-type="string">
            <text:p>$table-&gt;string('tel2');</text:p>
          </table:table-cell>
          <table:table-cell table:number-columns-repeated="2"/>
          <table:table-cell table:formula="of:=&quot;'&quot;&amp;[.C18]&amp;&quot;',&quot;" office:value-type="string" office:string-value="'tel2'," calcext:value-type="string">
            <text:p>'tel2',</text:p>
          </table:table-cell>
          <table:table-cell office:value-type="float" office:value="13" calcext:value-type="float">
            <text:p>13</text:p>
          </table:table-cell>
          <table:table-cell table:formula="of:=&quot;'&quot;&amp;[.C18]&amp;&quot;' &quot;&amp;VLOOKUP([.H18];[$Planilha5.$A$1:.$B$21];2; )" office:value-type="string" office:string-value="'tel2'  =&gt; $faker- &gt;tollFreePhoneNumber," calcext:value-type="string">
            <text:p>'tel2' <text:s/>=&gt; $faker- &gt;tollFreePhoneNumber,</text:p>
          </table:table-cell>
          <table:table-cell/>
          <table:table-cell table:formula="of:=&quot;&lt;p&gt;&lt;span class='titulo_campo'&gt;&quot;&amp;PROPER([.C18])&amp;&quot;: &lt;/span&gt;{{ $householder-&gt;&quot;&amp;[.C18]&amp;&quot; }}&lt;/p&gt;&quot;" office:value-type="string" office:string-value="&lt;p&gt;&lt;span class='titulo_campo'&gt;Tel2: &lt;/span&gt;{{ $householder-&gt;tel2 }}&lt;/p&gt;" calcext:value-type="string">
            <text:p>&lt;p&gt;&lt;span class='titulo_campo'&gt;Tel2: &lt;/span&gt;{{ $householder-&gt;tel2 }}&lt;/p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moradores</text:p>
          </table:table-cell>
          <table:table-cell table:formula="of:=[.B19]&amp;[.C19]&amp;&quot;');&quot;" office:value-type="string" office:string-value="$table-&gt;integer('qtd_moradores');" calcext:value-type="string">
            <text:p>$table-&gt;integer('qtd_moradores');</text:p>
          </table:table-cell>
          <table:table-cell table:number-columns-repeated="2"/>
          <table:table-cell table:formula="of:=&quot;'&quot;&amp;[.C19]&amp;&quot;',&quot;" office:value-type="string" office:string-value="'qtd_moradores'," calcext:value-type="string">
            <text:p>'qtd_moradores',</text:p>
          </table:table-cell>
          <table:table-cell office:value-type="float" office:value="14" calcext:value-type="float">
            <text:p>14</text:p>
          </table:table-cell>
          <table:table-cell table:formula="of:=&quot;'&quot;&amp;[.C19]&amp;&quot;' &quot;&amp;VLOOKUP([.H19];[$Planilha5.$A$1:.$B$21];2; )" office:value-type="string" office:string-value="'qtd_moradores'  =&gt; $faker- &gt;randomDigitNotNull," calcext:value-type="string">
            <text:p>'qtd_moradores' <text:s/>=&gt; $faker- &gt;randomDigitNotNull,</text:p>
          </table:table-cell>
          <table:table-cell/>
          <table:table-cell table:formula="of:=&quot;&lt;p&gt;&lt;span class='titulo_campo'&gt;&quot;&amp;PROPER([.C19])&amp;&quot;: &lt;/span&gt;{{ $householder-&gt;&quot;&amp;[.C19]&amp;&quot; }}&lt;/p&gt;&quot;" office:value-type="string" office:string-value="&lt;p&gt;&lt;span class='titulo_campo'&gt;Qtd_Moradores: &lt;/span&gt;{{ $householder-&gt;qtd_moradores }}&lt;/p&gt;" calcext:value-type="string">
            <text:p>&lt;p&gt;&lt;span class='titulo_campo'&gt;Qtd_Moradores: &lt;/span&gt;{{ $householder-&gt;qtd_moradores }}&lt;/p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0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criancas</text:p>
          </table:table-cell>
          <table:table-cell table:formula="of:=[.B20]&amp;[.C20]&amp;&quot;');&quot;" office:value-type="string" office:string-value="$table-&gt;integer('qtd_criancas');" calcext:value-type="string">
            <text:p>$table-&gt;integer('qtd_criancas');</text:p>
          </table:table-cell>
          <table:table-cell table:number-columns-repeated="2"/>
          <table:table-cell table:formula="of:=&quot;'&quot;&amp;[.C20]&amp;&quot;',&quot;" office:value-type="string" office:string-value="'qtd_criancas'," calcext:value-type="string">
            <text:p>'qtd_criancas',</text:p>
          </table:table-cell>
          <table:table-cell office:value-type="float" office:value="14" calcext:value-type="float">
            <text:p>14</text:p>
          </table:table-cell>
          <table:table-cell table:formula="of:=&quot;'&quot;&amp;[.C20]&amp;&quot;' &quot;&amp;VLOOKUP([.H20];[$Planilha5.$A$1:.$B$21];2; )" office:value-type="string" office:string-value="'qtd_criancas'  =&gt; $faker- &gt;randomDigitNotNull," calcext:value-type="string">
            <text:p>'qtd_criancas' <text:s/>=&gt; $faker- &gt;randomDigitNotNull,</text:p>
          </table:table-cell>
          <table:table-cell/>
          <table:table-cell table:formula="of:=&quot;&lt;p&gt;&lt;span class='titulo_campo'&gt;&quot;&amp;PROPER([.C20])&amp;&quot;: &lt;/span&gt;{{ $householder-&gt;&quot;&amp;[.C20]&amp;&quot; }}&lt;/p&gt;&quot;" office:value-type="string" office:string-value="&lt;p&gt;&lt;span class='titulo_campo'&gt;Qtd_Criancas: &lt;/span&gt;{{ $householder-&gt;qtd_criancas }}&lt;/p&gt;" calcext:value-type="string">
            <text:p>&lt;p&gt;&lt;span class='titulo_campo'&gt;Qtd_Criancas: &lt;/span&gt;{{ $householder-&gt;qtd_criancas }}&lt;/p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1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estudantes</text:p>
          </table:table-cell>
          <table:table-cell table:formula="of:=[.B21]&amp;[.C21]&amp;&quot;');&quot;" office:value-type="string" office:string-value="$table-&gt;integer('qtd_estudantes');" calcext:value-type="string">
            <text:p>$table-&gt;integer('qtd_estudantes');</text:p>
          </table:table-cell>
          <table:table-cell table:number-columns-repeated="2"/>
          <table:table-cell table:formula="of:=&quot;'&quot;&amp;[.C21]&amp;&quot;',&quot;" office:value-type="string" office:string-value="'qtd_estudantes'," calcext:value-type="string">
            <text:p>'qtd_estudantes',</text:p>
          </table:table-cell>
          <table:table-cell office:value-type="float" office:value="14" calcext:value-type="float">
            <text:p>14</text:p>
          </table:table-cell>
          <table:table-cell table:formula="of:=&quot;'&quot;&amp;[.C21]&amp;&quot;' &quot;&amp;VLOOKUP([.H21];[$Planilha5.$A$1:.$B$21];2; )" office:value-type="string" office:string-value="'qtd_estudantes'  =&gt; $faker- &gt;randomDigitNotNull," calcext:value-type="string">
            <text:p>'qtd_estudantes' <text:s/>=&gt; $faker- &gt;randomDigitNotNull,</text:p>
          </table:table-cell>
          <table:table-cell/>
          <table:table-cell table:formula="of:=&quot;&lt;p&gt;&lt;span class='titulo_campo'&gt;&quot;&amp;PROPER([.C21])&amp;&quot;: &lt;/span&gt;{{ $householder-&gt;&quot;&amp;[.C21]&amp;&quot; }}&lt;/p&gt;&quot;" office:value-type="string" office:string-value="&lt;p&gt;&lt;span class='titulo_campo'&gt;Qtd_Estudantes: &lt;/span&gt;{{ $householder-&gt;qtd_estudantes }}&lt;/p&gt;" calcext:value-type="string">
            <text:p>&lt;p&gt;&lt;span class='titulo_campo'&gt;Qtd_Estudantes: &lt;/span&gt;{{ $householder-&gt;qtd_estudantes }}&lt;/p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2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trabalhadores</text:p>
          </table:table-cell>
          <table:table-cell table:formula="of:=[.B22]&amp;[.C22]&amp;&quot;');&quot;" office:value-type="string" office:string-value="$table-&gt;integer('qtd_trabalhadores');" calcext:value-type="string">
            <text:p>$table-&gt;integer('qtd_trabalhadores');</text:p>
          </table:table-cell>
          <table:table-cell table:number-columns-repeated="2"/>
          <table:table-cell table:formula="of:=&quot;'&quot;&amp;[.C22]&amp;&quot;',&quot;" office:value-type="string" office:string-value="'qtd_trabalhadores'," calcext:value-type="string">
            <text:p>'qtd_trabalhadores',</text:p>
          </table:table-cell>
          <table:table-cell office:value-type="float" office:value="14" calcext:value-type="float">
            <text:p>14</text:p>
          </table:table-cell>
          <table:table-cell table:formula="of:=&quot;'&quot;&amp;[.C22]&amp;&quot;' &quot;&amp;VLOOKUP([.H22];[$Planilha5.$A$1:.$B$21];2; )" office:value-type="string" office:string-value="'qtd_trabalhadores'  =&gt; $faker- &gt;randomDigitNotNull," calcext:value-type="string">
            <text:p>'qtd_trabalhadores' <text:s/>=&gt; $faker- &gt;randomDigitNotNull,</text:p>
          </table:table-cell>
          <table:table-cell/>
          <table:table-cell table:formula="of:=&quot;&lt;p&gt;&lt;span class='titulo_campo'&gt;&quot;&amp;PROPER([.C22])&amp;&quot;: &lt;/span&gt;{{ $householder-&gt;&quot;&amp;[.C22]&amp;&quot; }}&lt;/p&gt;&quot;" office:value-type="string" office:string-value="&lt;p&gt;&lt;span class='titulo_campo'&gt;Qtd_Trabalhadores: &lt;/span&gt;{{ $householder-&gt;qtd_trabalhadores }}&lt;/p&gt;" calcext:value-type="string">
            <text:p>&lt;p&gt;&lt;span class='titulo_campo'&gt;Qtd_Trabalhadores: &lt;/span&gt;{{ $householder-&gt;qtd_trabalhadores }}&lt;/p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$Planilha2.$A$1: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_familiar</text:p>
          </table:table-cell>
          <table:table-cell table:formula="of:=[.B23]&amp;[.C23]&amp;&quot;');&quot;" office:value-type="string" office:string-value="$table-&gt;float('renda_familiar');" calcext:value-type="string">
            <text:p>$table-&gt;float('renda_familiar');</text:p>
          </table:table-cell>
          <table:table-cell table:number-columns-repeated="2"/>
          <table:table-cell table:formula="of:=&quot;'&quot;&amp;[.C23]&amp;&quot;',&quot;" office:value-type="string" office:string-value="'renda_familiar'," calcext:value-type="string">
            <text:p>'renda_familiar',</text:p>
          </table:table-cell>
          <table:table-cell office:value-type="float" office:value="15" calcext:value-type="float">
            <text:p>15</text:p>
          </table:table-cell>
          <table:table-cell table:formula="of:=&quot;'&quot;&amp;[.C23]&amp;&quot;' &quot;&amp;VLOOKUP([.H23];[$Planilha5.$A$1:.$B$21];2; )" office:value-type="string" office:string-value="'renda_familiar'  =&gt; $faker- &gt;randomFloat(2,0,6)," calcext:value-type="string">
            <text:p>'renda_familiar' <text:s/>=&gt; $faker- &gt;randomFloat(2,0,6),</text:p>
          </table:table-cell>
          <table:table-cell/>
          <table:table-cell table:formula="of:=&quot;&lt;p&gt;&lt;span class='titulo_campo'&gt;&quot;&amp;PROPER([.C23])&amp;&quot;: &lt;/span&gt;{{ $householder-&gt;&quot;&amp;[.C23]&amp;&quot; }}&lt;/p&gt;&quot;" office:value-type="string" office:string-value="&lt;p&gt;&lt;span class='titulo_campo'&gt;Renda_Familiar: &lt;/span&gt;{{ $householder-&gt;renda_familiar }}&lt;/p&gt;" calcext:value-type="string">
            <text:p>&lt;p&gt;&lt;span class='titulo_campo'&gt;Renda_Familiar: &lt;/span&gt;{{ $householder-&gt;renda_familiar }}&lt;/p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$Planilha2.$A$1: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_per_capita</text:p>
          </table:table-cell>
          <table:table-cell table:formula="of:=[.B24]&amp;[.C24]&amp;&quot;');&quot;" office:value-type="string" office:string-value="$table-&gt;float('renda_per_capita');" calcext:value-type="string">
            <text:p>$table-&gt;float('renda_per_capita');</text:p>
          </table:table-cell>
          <table:table-cell table:number-columns-repeated="2"/>
          <table:table-cell table:formula="of:=&quot;'&quot;&amp;[.C24]&amp;&quot;',&quot;" office:value-type="string" office:string-value="'renda_per_capita'," calcext:value-type="string">
            <text:p>'renda_per_capita',</text:p>
          </table:table-cell>
          <table:table-cell office:value-type="float" office:value="15" calcext:value-type="float">
            <text:p>15</text:p>
          </table:table-cell>
          <table:table-cell table:formula="of:=&quot;'&quot;&amp;[.C24]&amp;&quot;' &quot;&amp;VLOOKUP([.H24];[$Planilha5.$A$1:.$B$21];2; )" office:value-type="string" office:string-value="'renda_per_capita'  =&gt; $faker- &gt;randomFloat(2,0,6)," calcext:value-type="string">
            <text:p>'renda_per_capita' <text:s/>=&gt; $faker- &gt;randomFloat(2,0,6),</text:p>
          </table:table-cell>
          <table:table-cell/>
          <table:table-cell table:formula="of:=&quot;&lt;p&gt;&lt;span class='titulo_campo'&gt;&quot;&amp;PROPER([.C24])&amp;&quot;: &lt;/span&gt;{{ $householder-&gt;&quot;&amp;[.C24]&amp;&quot; }}&lt;/p&gt;&quot;" office:value-type="string" office:string-value="&lt;p&gt;&lt;span class='titulo_campo'&gt;Renda_Per_Capita: &lt;/span&gt;{{ $householder-&gt;renda_per_capita }}&lt;/p&gt;" calcext:value-type="string">
            <text:p>&lt;p&gt;&lt;span class='titulo_campo'&gt;Renda_Per_Capita: &lt;/span&gt;{{ $householder-&gt;renda_per_capita }}&lt;/p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5];[$Planilha2.$A$1:.$C$11];3; )" office:value-type="string" office:string-value="$table-&gt;text('" calcext:value-type="string">
            <text:p>$table-&gt;text('</text:p>
          </table:table-cell>
          <table:table-cell office:value-type="string" calcext:value-type="string">
            <text:p>obs</text:p>
          </table:table-cell>
          <table:table-cell table:formula="of:=[.B25]&amp;[.C25]&amp;&quot;');&quot;" office:value-type="string" office:string-value="$table-&gt;text('obs');" calcext:value-type="string">
            <text:p>$table-&gt;text('obs');</text:p>
          </table:table-cell>
          <table:table-cell table:number-columns-repeated="2"/>
          <table:table-cell table:formula="of:=&quot;'&quot;&amp;[.C25]&amp;&quot;',&quot;" office:value-type="string" office:string-value="'obs'," calcext:value-type="string">
            <text:p>'obs',</text:p>
          </table:table-cell>
          <table:table-cell office:value-type="float" office:value="16" calcext:value-type="float">
            <text:p>16</text:p>
          </table:table-cell>
          <table:table-cell table:formula="of:=&quot;'&quot;&amp;[.C25]&amp;&quot;' &quot;&amp;VLOOKUP([.H25];[$Planilha5.$A$1:.$B$21];2; )" office:value-type="string" office:string-value="'obs'  =&gt; $faker- &gt;text(180)," calcext:value-type="string">
            <text:p>'obs' <text:s/>=&gt; $faker- &gt;text(180),</text:p>
          </table:table-cell>
          <table:table-cell/>
          <table:table-cell table:formula="of:=&quot;&lt;p&gt;&lt;span class='titulo_campo'&gt;&quot;&amp;PROPER([.C25])&amp;&quot;: &lt;/span&gt;{{ $householder-&gt;&quot;&amp;[.C25]&amp;&quot; }}&lt;/p&gt;&quot;" office:value-type="string" office:string-value="&lt;p&gt;&lt;span class='titulo_campo'&gt;Obs: &lt;/span&gt;{{ $householder-&gt;obs }}&lt;/p&gt;" calcext:value-type="string">
            <text:p>&lt;p&gt;&lt;span class='titulo_campo'&gt;Obs: &lt;/span&gt;{{ $householder-&gt;obs }}&lt;/p&gt;</text:p>
          </table:table-cell>
        </table:table-row>
      </table:table>
      <table:table table:name="socioeconomic_registers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VLOOKUP([.A1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id_householder</text:p>
          </table:table-cell>
          <table:table-cell table:formula="of:=[.B1]&amp;[.C1]&amp;&quot;');&quot;" office:value-type="string" office:string-value="$table-&gt;integer('id_householder');" calcext:value-type="string">
            <text:p>$table-&gt;integer('id_householder');</text:p>
          </table:table-cell>
          <table:table-cell table:number-columns-repeated="2"/>
          <table:table-cell table:formula="of:=&quot;'&quot;&amp;[.C1]&amp;&quot;',&quot;" office:value-type="string" office:string-value="'id_householder'," calcext:value-type="string">
            <text:p>'id_householder'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2];[$Planilha2.$A$1:.$C$11];3; )" office:value-type="string" office:string-value="$table-&gt;boolean('" calcext:value-type="string">
            <text:p>$table-&gt;boolean('</text:p>
          </table:table-cell>
          <table:table-cell office:value-type="string" calcext:value-type="string">
            <text:p>beneficiario</text:p>
          </table:table-cell>
          <table:table-cell table:formula="of:=[.B2]&amp;[.C2]&amp;&quot;');&quot;" office:value-type="string" office:string-value="$table-&gt;boolean('beneficiario');" calcext:value-type="string">
            <text:p>$table-&gt;boolean('beneficiario');</text:p>
          </table:table-cell>
          <table:table-cell table:number-columns-repeated="2"/>
          <table:table-cell table:formula="of:=&quot;'&quot;&amp;[.C2]&amp;&quot;',&quot;" office:value-type="string" office:string-value="'beneficiario'," calcext:value-type="string">
            <text:p>'beneficiari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gramas</text:p>
          </table:table-cell>
          <table:table-cell table:formula="of:=[.B3]&amp;[.C3]&amp;&quot;');&quot;" office:value-type="string" office:string-value="$table-&gt;string('programas');" calcext:value-type="string">
            <text:p>$table-&gt;string('programas');</text:p>
          </table:table-cell>
          <table:table-cell table:number-columns-repeated="2"/>
          <table:table-cell table:formula="of:=&quot;'&quot;&amp;[.C3]&amp;&quot;',&quot;" office:value-type="string" office:string-value="'programas'," calcext:value-type="string">
            <text:p>'programas'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4];[$Planilha2.$A$1:.$C$11];3; )" office:value-type="string" office:string-value="$table-&gt;boolean('" calcext:value-type="string">
            <text:p>$table-&gt;boolean('</text:p>
          </table:table-cell>
          <table:table-cell office:value-type="string" calcext:value-type="string">
            <text:p>beneficiario_fterra</text:p>
          </table:table-cell>
          <table:table-cell table:formula="of:=[.B4]&amp;[.C4]&amp;&quot;');&quot;" office:value-type="string" office:string-value="$table-&gt;boolean('beneficiario_fterra');" calcext:value-type="string">
            <text:p>$table-&gt;boolean('beneficiario_fterra');</text:p>
          </table:table-cell>
          <table:table-cell table:number-columns-repeated="2"/>
          <table:table-cell table:formula="of:=&quot;'&quot;&amp;[.C4]&amp;&quot;',&quot;" office:value-type="string" office:string-value="'beneficiario_fterra'," calcext:value-type="string">
            <text:p>'beneficiario_fterr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eneficiario_fterra_desc</text:p>
          </table:table-cell>
          <table:table-cell table:formula="of:=[.B5]&amp;[.C5]&amp;&quot;');&quot;" office:value-type="string" office:string-value="$table-&gt;string('beneficiario_fterra_desc');" calcext:value-type="string">
            <text:p>$table-&gt;string('beneficiario_fterra_desc');</text:p>
          </table:table-cell>
          <table:table-cell table:number-columns-repeated="2"/>
          <table:table-cell table:formula="of:=&quot;'&quot;&amp;[.C5]&amp;&quot;',&quot;" office:value-type="string" office:string-value="'beneficiario_fterra_desc'," calcext:value-type="string">
            <text:p>'beneficiario_fterra_desc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oradia</text:p>
          </table:table-cell>
          <table:table-cell table:formula="of:=[.B6]&amp;[.C6]&amp;&quot;');&quot;" office:value-type="string" office:string-value="$table-&gt;string('moradia');" calcext:value-type="string">
            <text:p>$table-&gt;string('moradia');</text:p>
          </table:table-cell>
          <table:table-cell table:number-columns-repeated="2"/>
          <table:table-cell table:formula="of:=&quot;'&quot;&amp;[.C6]&amp;&quot;',&quot;" office:value-type="string" office:string-value="'moradia'," calcext:value-type="string">
            <text:p>'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ipo_domicilio</text:p>
          </table:table-cell>
          <table:table-cell table:formula="of:=[.B7]&amp;[.C7]&amp;&quot;');&quot;" office:value-type="string" office:string-value="$table-&gt;string('tipo_domicilio');" calcext:value-type="string">
            <text:p>$table-&gt;string('tipo_domicilio');</text:p>
          </table:table-cell>
          <table:table-cell table:number-columns-repeated="2"/>
          <table:table-cell table:formula="of:=&quot;'&quot;&amp;[.C7]&amp;&quot;',&quot;" office:value-type="string" office:string-value="'tipo_domicilio'," calcext:value-type="string">
            <text:p>'tipo_domicilio'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8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comodos</text:p>
          </table:table-cell>
          <table:table-cell table:formula="of:=[.B8]&amp;[.C8]&amp;&quot;');&quot;" office:value-type="string" office:string-value="$table-&gt;integer('qtd_comodos');" calcext:value-type="string">
            <text:p>$table-&gt;integer('qtd_comodos');</text:p>
          </table:table-cell>
          <table:table-cell table:number-columns-repeated="2"/>
          <table:table-cell table:formula="of:=&quot;'&quot;&amp;[.C8]&amp;&quot;',&quot;" office:value-type="string" office:string-value="'qtd_comodos'," calcext:value-type="string">
            <text:p>'qtd_comod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obs_moradia</text:p>
          </table:table-cell>
          <table:table-cell table:formula="of:=[.B9]&amp;[.C9]&amp;&quot;');&quot;" office:value-type="string" office:string-value="$table-&gt;string('obs_moradia');" calcext:value-type="string">
            <text:p>$table-&gt;string('obs_moradia');</text:p>
          </table:table-cell>
          <table:table-cell table:number-columns-repeated="2"/>
          <table:table-cell table:formula="of:=&quot;'&quot;&amp;[.C9]&amp;&quot;',&quot;" office:value-type="string" office:string-value="'obs_moradia'," calcext:value-type="string">
            <text:p>'obs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terial_moradia</text:p>
          </table:table-cell>
          <table:table-cell table:formula="of:=[.B10]&amp;[.C10]&amp;&quot;');&quot;" office:value-type="string" office:string-value="$table-&gt;string('material_moradia');" calcext:value-type="string">
            <text:p>$table-&gt;string('material_moradia');</text:p>
          </table:table-cell>
          <table:table-cell table:number-columns-repeated="2"/>
          <table:table-cell table:formula="of:=&quot;'&quot;&amp;[.C10]&amp;&quot;',&quot;" office:value-type="string" office:string-value="'material_moradia'," calcext:value-type="string">
            <text:p>'material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terial_moradia_cobertura</text:p>
          </table:table-cell>
          <table:table-cell table:formula="of:=[.B11]&amp;[.C11]&amp;&quot;');&quot;" office:value-type="string" office:string-value="$table-&gt;string('material_moradia_cobertura');" calcext:value-type="string">
            <text:p>$table-&gt;string('material_moradia_cobertura');</text:p>
          </table:table-cell>
          <table:table-cell table:number-columns-repeated="2"/>
          <table:table-cell table:formula="of:=&quot;'&quot;&amp;[.C11]&amp;&quot;',&quot;" office:value-type="string" office:string-value="'material_moradia_cobertura'," calcext:value-type="string">
            <text:p>'material_moradia_cobertur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2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agua_moradia</text:p>
          </table:table-cell>
          <table:table-cell table:formula="of:=[.B12]&amp;[.C12]&amp;&quot;');&quot;" office:value-type="string" office:string-value="$table-&gt;string('agua_moradia');" calcext:value-type="string">
            <text:p>$table-&gt;string('agua_moradia');</text:p>
          </table:table-cell>
          <table:table-cell table:number-columns-repeated="2"/>
          <table:table-cell table:formula="of:=&quot;'&quot;&amp;[.C12]&amp;&quot;',&quot;" office:value-type="string" office:string-value="'agua_moradia'," calcext:value-type="string">
            <text:p>'agua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iluminacao_moradia</text:p>
          </table:table-cell>
          <table:table-cell table:formula="of:=[.B13]&amp;[.C13]&amp;&quot;');&quot;" office:value-type="string" office:string-value="$table-&gt;string('iluminacao_moradia');" calcext:value-type="string">
            <text:p>$table-&gt;string('iluminacao_moradia');</text:p>
          </table:table-cell>
          <table:table-cell table:number-columns-repeated="2"/>
          <table:table-cell table:formula="of:=&quot;'&quot;&amp;[.C13]&amp;&quot;',&quot;" office:value-type="string" office:string-value="'iluminacao_moradia'," calcext:value-type="string">
            <text:p>'iluminacao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eparacao_alimentos</text:p>
          </table:table-cell>
          <table:table-cell table:formula="of:=[.B14]&amp;[.C14]&amp;&quot;');&quot;" office:value-type="string" office:string-value="$table-&gt;string('preparacao_alimentos');" calcext:value-type="string">
            <text:p>$table-&gt;string('preparacao_alimentos');</text:p>
          </table:table-cell>
          <table:table-cell table:number-columns-repeated="2"/>
          <table:table-cell table:formula="of:=&quot;'&quot;&amp;[.C14]&amp;&quot;',&quot;" office:value-type="string" office:string-value="'preparacao_alimentos'," calcext:value-type="string">
            <text:p>'preparacao_aliment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anheiro</text:p>
          </table:table-cell>
          <table:table-cell table:formula="of:=[.B15]&amp;[.C15]&amp;&quot;');&quot;" office:value-type="string" office:string-value="$table-&gt;string('banheiro');" calcext:value-type="string">
            <text:p>$table-&gt;string('banheiro');</text:p>
          </table:table-cell>
          <table:table-cell table:number-columns-repeated="2"/>
          <table:table-cell table:formula="of:=&quot;'&quot;&amp;[.C15]&amp;&quot;',&quot;" office:value-type="string" office:string-value="'banheiro'," calcext:value-type="string">
            <text:p>'banheir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destino_dejetos</text:p>
          </table:table-cell>
          <table:table-cell table:formula="of:=[.B16]&amp;[.C16]&amp;&quot;');&quot;" office:value-type="string" office:string-value="$table-&gt;string('destino_dejetos');" calcext:value-type="string">
            <text:p>$table-&gt;string('destino_dejetos');</text:p>
          </table:table-cell>
          <table:table-cell table:number-columns-repeated="2"/>
          <table:table-cell table:formula="of:=&quot;'&quot;&amp;[.C16]&amp;&quot;',&quot;" office:value-type="string" office:string-value="'destino_dejetos'," calcext:value-type="string">
            <text:p>'destino_dejet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quipamentos_banheiro</text:p>
          </table:table-cell>
          <table:table-cell table:formula="of:=[.B17]&amp;[.C17]&amp;&quot;');&quot;" office:value-type="string" office:string-value="$table-&gt;string('equipamentos_banheiro');" calcext:value-type="string">
            <text:p>$table-&gt;string('equipamentos_banheiro');</text:p>
          </table:table-cell>
          <table:table-cell table:number-columns-repeated="2"/>
          <table:table-cell table:formula="of:=&quot;'&quot;&amp;[.C17]&amp;&quot;',&quot;" office:value-type="string" office:string-value="'equipamentos_banheiro'," calcext:value-type="string">
            <text:p>'equipamentos_banheir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8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letrodomesticos</text:p>
          </table:table-cell>
          <table:table-cell table:formula="of:=[.B18]&amp;[.C18]&amp;&quot;');&quot;" office:value-type="string" office:string-value="$table-&gt;string('eletrodomesticos');" calcext:value-type="string">
            <text:p>$table-&gt;string('eletrodomesticos');</text:p>
          </table:table-cell>
          <table:table-cell table:number-columns-repeated="2"/>
          <table:table-cell table:formula="of:=&quot;'&quot;&amp;[.C18]&amp;&quot;',&quot;" office:value-type="string" office:string-value="'eletrodomesticos'," calcext:value-type="string">
            <text:p>'eletrodomestic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9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destino_lixo</text:p>
          </table:table-cell>
          <table:table-cell table:formula="of:=[.B19]&amp;[.C19]&amp;&quot;');&quot;" office:value-type="string" office:string-value="$table-&gt;string('destino_lixo');" calcext:value-type="string">
            <text:p>$table-&gt;string('destino_lixo');</text:p>
          </table:table-cell>
          <table:table-cell table:number-columns-repeated="2"/>
          <table:table-cell table:formula="of:=&quot;'&quot;&amp;[.C19]&amp;&quot;',&quot;" office:value-type="string" office:string-value="'destino_lixo'," calcext:value-type="string">
            <text:p>'destino_lix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0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uso_substancia</text:p>
          </table:table-cell>
          <table:table-cell table:formula="of:=[.B20]&amp;[.C20]&amp;&quot;');&quot;" office:value-type="string" office:string-value="$table-&gt;string('uso_substancia');" calcext:value-type="string">
            <text:p>$table-&gt;string('uso_substancia');</text:p>
          </table:table-cell>
          <table:table-cell table:number-columns-repeated="2"/>
          <table:table-cell table:formula="of:=&quot;'&quot;&amp;[.C20]&amp;&quot;',&quot;" office:value-type="string" office:string-value="'uso_substancia'," calcext:value-type="string">
            <text:p>'uso_substanc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urso_desejado</text:p>
          </table:table-cell>
          <table:table-cell table:formula="of:=[.B21]&amp;[.C21]&amp;&quot;');&quot;" office:value-type="string" office:string-value="$table-&gt;string('curso_desejado');" calcext:value-type="string">
            <text:p>$table-&gt;string('curso_desejado');</text:p>
          </table:table-cell>
          <table:table-cell table:number-columns-repeated="2"/>
          <table:table-cell table:formula="of:=&quot;'&quot;&amp;[.C21]&amp;&quot;',&quot;" office:value-type="string" office:string-value="'curso_desejado'," calcext:value-type="string">
            <text:p>'curso_desejado',</text:p>
          </table:table-cell>
        </table:table-row>
      </table:table>
      <table:table table:name="family_member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VLOOKUP([.A1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id_householder</text:p>
          </table:table-cell>
          <table:table-cell table:formula="of:=[.B1]&amp;[.C1]&amp;&quot;');&quot;" office:value-type="string" office:string-value="$table-&gt;integer('id_householder');" calcext:value-type="string">
            <text:p>$table-&gt;integer('id_householder');</text:p>
          </table:table-cell>
          <table:table-cell table:number-columns-repeated="2"/>
          <table:table-cell table:formula="of:=&quot;'&quot;&amp;[.C1]&amp;&quot;',&quot;" office:value-type="string" office:string-value="'id_householder'," calcext:value-type="string">
            <text:p>'id_householder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nome</text:p>
          </table:table-cell>
          <table:table-cell table:formula="of:=[.B2]&amp;[.C2]&amp;&quot;');&quot;" office:value-type="string" office:string-value="$table-&gt;string('nome');" calcext:value-type="string">
            <text:p>$table-&gt;string('nome');</text:p>
          </table:table-cell>
          <table:table-cell table:number-columns-repeated="2"/>
          <table:table-cell table:formula="of:=&quot;'&quot;&amp;[.C2]&amp;&quot;',&quot;" office:value-type="string" office:string-value="'nome'," calcext:value-type="string">
            <text:p>'nome'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3];[$Planilha2.$A$1:.$C$11];3; )" office:value-type="string" office:string-value="$table-&gt;date('" calcext:value-type="string">
            <text:p>$table-&gt;date('</text:p>
          </table:table-cell>
          <table:table-cell office:value-type="string" calcext:value-type="string">
            <text:p>nascimento</text:p>
          </table:table-cell>
          <table:table-cell table:formula="of:=[.B3]&amp;[.C3]&amp;&quot;');&quot;" office:value-type="string" office:string-value="$table-&gt;date('nascimento');" calcext:value-type="string">
            <text:p>$table-&gt;date('nascimento');</text:p>
          </table:table-cell>
          <table:table-cell table:number-columns-repeated="2"/>
          <table:table-cell table:formula="of:=&quot;'&quot;&amp;[.C3]&amp;&quot;',&quot;" office:value-type="string" office:string-value="'nascimento'," calcext:value-type="string">
            <text:p>'nasciment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pf</text:p>
          </table:table-cell>
          <table:table-cell table:formula="of:=[.B4]&amp;[.C4]&amp;&quot;');&quot;" office:value-type="string" office:string-value="$table-&gt;string('cpf');" calcext:value-type="string">
            <text:p>$table-&gt;string('cpf');</text:p>
          </table:table-cell>
          <table:table-cell table:number-columns-repeated="2"/>
          <table:table-cell table:formula="of:=&quot;'&quot;&amp;[.C4]&amp;&quot;',&quot;" office:value-type="string" office:string-value="'cpf'," calcext:value-type="string">
            <text:p>'cpf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arentesco</text:p>
          </table:table-cell>
          <table:table-cell table:formula="of:=[.B5]&amp;[.C5]&amp;&quot;');&quot;" office:value-type="string" office:string-value="$table-&gt;string('parentesco');" calcext:value-type="string">
            <text:p>$table-&gt;string('parentesco');</text:p>
          </table:table-cell>
          <table:table-cell table:number-columns-repeated="2"/>
          <table:table-cell table:formula="of:=&quot;'&quot;&amp;[.C5]&amp;&quot;',&quot;" office:value-type="string" office:string-value="'parentesco'," calcext:value-type="string">
            <text:p>'parentesc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fissao</text:p>
          </table:table-cell>
          <table:table-cell table:formula="of:=[.B6]&amp;[.C6]&amp;&quot;');&quot;" office:value-type="string" office:string-value="$table-&gt;string('profissao');" calcext:value-type="string">
            <text:p>$table-&gt;string('profissao');</text:p>
          </table:table-cell>
          <table:table-cell table:number-columns-repeated="2"/>
          <table:table-cell table:formula="of:=&quot;'&quot;&amp;[.C6]&amp;&quot;',&quot;" office:value-type="string" office:string-value="'profissao'," calcext:value-type="string">
            <text:p>'profissa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scolaridade</text:p>
          </table:table-cell>
          <table:table-cell table:formula="of:=[.B7]&amp;[.C7]&amp;&quot;');&quot;" office:value-type="string" office:string-value="$table-&gt;string('escolaridade');" calcext:value-type="string">
            <text:p>$table-&gt;string('escolaridade');</text:p>
          </table:table-cell>
          <table:table-cell table:number-columns-repeated="2"/>
          <table:table-cell table:formula="of:=&quot;'&quot;&amp;[.C7]&amp;&quot;',&quot;" office:value-type="string" office:string-value="'escolaridade'," calcext:value-type="string">
            <text:p>'escolaridade'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8];[$Planilha2.$A$1: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</text:p>
          </table:table-cell>
          <table:table-cell table:formula="of:=[.B8]&amp;[.C8]&amp;&quot;');&quot;" office:value-type="string" office:string-value="$table-&gt;float('renda');" calcext:value-type="string">
            <text:p>$table-&gt;float('renda');</text:p>
          </table:table-cell>
          <table:table-cell table:number-columns-repeated="2"/>
          <table:table-cell table:formula="of:=&quot;'&quot;&amp;[.C8]&amp;&quot;',&quot;" office:value-type="string" office:string-value="'renda'," calcext:value-type="string">
            <text:p>'renda',</text:p>
          </table:table-cell>
        </table:table-row>
      </table:table>
      <table:table table:name="Planilha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table:formula="of:=&quot;$table-&gt;&quot;&amp;[.B2]&amp;&quot;('&quot;" office:value-type="string" office:string-value="$table-&gt;string('" calcext:value-type="string">
            <text:p>$table-&gt;string(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e</text:p>
          </table:table-cell>
          <table:table-cell table:formula="of:=&quot;$table-&gt;&quot;&amp;[.B3]&amp;&quot;('&quot;" office:value-type="string" office:string-value="$table-&gt;date('" calcext:value-type="string">
            <text:p>$table-&gt;date(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 table:formula="of:=&quot;$table-&gt;&quot;&amp;[.B4]&amp;&quot;('&quot;" office:value-type="string" office:string-value="$table-&gt;integer('" calcext:value-type="string">
            <text:p>$table-&gt;integer(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formula="of:=&quot;$table-&gt;&quot;&amp;[.B5]&amp;&quot;('&quot;" office:value-type="string" office:string-value="$table-&gt;float('" calcext:value-type="string">
            <text:p>$table-&gt;float(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table:formula="of:=&quot;$table-&gt;&quot;&amp;[.B6]&amp;&quot;('&quot;" office:value-type="string" office:string-value="$table-&gt;text('" calcext:value-type="string">
            <text:p>$table-&gt;text(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olean</text:p>
          </table:table-cell>
          <table:table-cell table:formula="of:=&quot;$table-&gt;&quot;&amp;[.B7]&amp;&quot;('&quot;" office:value-type="string" office:string-value="$table-&gt;boolean('" calcext:value-type="string">
            <text:p>$table-&gt;boolean('</text:p>
          </table:table-cell>
        </table:table-row>
      </table:table>
      <table:table table:name="Planilha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=&gt; $faker-&gt;name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=&gt; $faker- &gt;date(‘Y-m-d’,’now’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=&gt; $faker- &gt;randomNumber(11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=&gt; $faker- &gt;randomElement(array(‘Fundamental’,’Medio’,’Superior’,’Especialização’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=&gt; $faker- &gt;word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=&gt; $faker- &gt;streetName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=&gt; $faker- &gt;buildingNumber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=&gt; $faker- &gt;streetSuffix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=&gt; $faker- &gt;secondaryAddress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=&gt; $faker- &gt;city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=&gt; $faker- &gt;postcode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=&gt; $faker- &gt;stateAbbr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=&gt; $faker- &gt;tollFreePhoneNumber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=&gt; $faker- &gt;randomDigitNotNull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=&gt; $faker- &gt;randomFloat(2,0,6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=&gt; $faker- &gt;text(180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22:55:29.66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9:38:00.701000000</meta:creation-date>
    <dc:date>2018-03-14T23:18:32.388000000</dc:date>
    <meta:editing-duration>PT32M37S</meta:editing-duration>
    <meta:editing-cycles>3</meta:editing-cycles>
    <meta:generator>LibreOffice/6.0.2.1$Windows_X86_64 LibreOffice_project/f7f06a8f319e4b62f9bc5095aa112a65d2f3ac89</meta:generator>
    <meta:document-statistic meta:table-count="5" meta:cell-count="399" meta:object-count="0"/>
  </office:meta>
</office:document-meta>
</file>